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612a"/>
    </style:style>
    <style:style style:name="T58" style:family="text">
      <style:text-properties officeooo:rsid="0352ef6a"/>
    </style:style>
    <style:style style:name="T59" style:family="text">
      <style:text-properties officeooo:rsid="035465f0"/>
    </style:style>
    <style:style style:name="T60" style:family="text">
      <style:text-properties officeooo:rsid="0356c528"/>
    </style:style>
    <style:style style:name="T61" style:family="text">
      <style:text-properties officeooo:rsid="0357d7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8">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8">and we both had</text:span> Coke<text:span text:style-name="T58">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8">o</text:span>me plums, two hop waters, a banana, drove down. She had told Melissa she was no longer on the Eulogy gig and Meliss was very upset <text:span text:style-name="T58">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8">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7">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59">space</text:span> for me. Hannah said, “<text:span text:style-name="T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1">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1">p</text:span>acked my bag full of snacks and wrote, d1043.</text:p>
      <text:p text:style-name="P60"/>
      <text:p text:style-name="P61">. . .</text:p>
      <text:p text:style-name="P60"/>
      <text:p text:style-name="P62">I drove to the shed and was the first one there, went inside, talked with Scott about h<text:span text:style-name="T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0">Scott just sent some photos and a list of tunes, d845:</text:span></text:p>
      <text:p text:style-name="P62"/>
      <text:p text:style-name="P64">Constellation</text:p>
      <text:p text:style-name="P64">Say Man</text:p>
      <text:p text:style-name="P64">Mtn Lion</text:p>
      <text:p text:style-name="P64">Dark Horse</text:p>
      <text:p text:style-name="P64">Sophia</text:p>
      <text:p text:style-name="P64">Almost the One</text:p>
      <text:p text:style-name="P64">S.O.S</text:p>
      <text:p text:style-name="P64">Power</text:p>
      <text:p text:style-name="P64">Perpetual</text:p>
      <text:p text:style-name="P64">Bobby Love</text:p>
      <text:p text:style-name="P64">Heart N’ Split</text:p>
      <text:p text:style-name="P64">The Corner</text:p>
      <text:p text:style-name="P64">Back to the Sun</text:p>
      <text:p text:style-name="P64">The Get Down</text:p>
      <text:p text:style-name="P64">We Way</text:p>
      <text:p text:style-name="P64">Only Ever</text:p>
      <text:p text:style-name="P64">One Good Reason</text:p>
      <text:p text:style-name="P64">Bridge</text:p>
      <text:p text:style-name="P64">Mtn Dew</text:p>
      <text:p text:style-name="P64">Time on Time</text:p>
      <text:p text:style-name="P64">Haunted</text:p>
      <text:p text:style-name="P64">Just a Little Longer</text:p>
      <text:p text:style-name="P64">Odetta</text:p>
      <text:p text:style-name="P64"/>
      <text:p text:style-name="P63">Hannah called around 10:30, stopped by for a cuddle, d120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6T00:09:44.298514963</dc:date>
    <meta:editing-duration>P72DT22M16S</meta:editing-duration>
    <meta:editing-cycles>725</meta:editing-cycles>
    <meta:generator>LibreOffice/24.2.5.2$MacOSX_X86_64 LibreOffice_project/bffef4ea93e59bebbeaf7f431bb02b1a39ee8a59</meta:generator>
    <meta:print-date>2024-11-15T21:45:00.285518054</meta:print-date>
    <meta:document-statistic meta:table-count="0" meta:image-count="0" meta:object-count="0" meta:page-count="53" meta:paragraph-count="211" meta:word-count="8917" meta:character-count="47106" meta:non-whitespace-character-count="38224"/>
  </office:meta>
</office:document-meta>
</file>